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eriment_centers_12" table:style-name="ta1">
        <table:shapes>
          <draw:frame draw:z-index="0" draw:style-name="gr1" draw:text-style-name="P1" svg:width="15.999cm" svg:height="8.999cm" svg:x="10.966cm" svg:y="3.044cm">
            <draw:object draw:notify-on-update-of-ranges="experiment_centers_12.B1:experiment_centers_12.B6 experiment_centers_12.C1:experiment_centers_12.C6 experiment_centers_12.B7:experiment_centers_12.B7 experiment_centers_12.C7:experiment_centers_12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26335154710743" calcext:value-type="float">
            <text:p>-0.826335154710743</text:p>
          </table:table-cell>
          <table:table-cell office:value-type="float" office:value="-0.252842399577579" calcext:value-type="float">
            <text:p>-0.252842399577579</text:p>
          </table:table-cell>
          <table:table-cell office:value-type="float" office:value="0.070893674457145" calcext:value-type="float">
            <text:p>0.070893674457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25499519891034" calcext:value-type="float">
            <text:p>-0.825499519891034</text:p>
          </table:table-cell>
          <table:table-cell office:value-type="float" office:value="-0.252683712862278" calcext:value-type="float">
            <text:p>-0.252683712862278</text:p>
          </table:table-cell>
          <table:table-cell office:value-type="float" office:value="0.070044155357995" calcext:value-type="float">
            <text:p>0.0700441553579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25510016871534" calcext:value-type="float">
            <text:p>-0.825510016871534</text:p>
          </table:table-cell>
          <table:table-cell office:value-type="float" office:value="-0.254400277319631" calcext:value-type="float">
            <text:p>-0.254400277319631</text:p>
          </table:table-cell>
          <table:table-cell office:value-type="float" office:value="0.070905158443177" calcext:value-type="float">
            <text:p>0.0709051584431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26495018916043" calcext:value-type="float">
            <text:p>-0.826495018916043</text:p>
          </table:table-cell>
          <table:table-cell office:value-type="float" office:value="-0.252209083359859" calcext:value-type="float">
            <text:p>-0.252209083359859</text:p>
          </table:table-cell>
          <table:table-cell office:value-type="float" office:value="0.070791657221128" calcext:value-type="float">
            <text:p>0.070791657221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25025081233174" calcext:value-type="float">
            <text:p>-0.825025081233174</text:p>
          </table:table-cell>
          <table:table-cell office:value-type="float" office:value="-0.254416087911229" calcext:value-type="float">
            <text:p>-0.254416087911229</text:p>
          </table:table-cell>
          <table:table-cell office:value-type="float" office:value="0.071047079988811" calcext:value-type="float">
            <text:p>0.071047079988811</text:p>
          </table:table-cell>
        </table:table-row>
        <table:table-row table:style-name="ro1">
          <table:table-cell/>
          <table:table-cell office:value-type="float" office:value="-0.825772958324505" calcext:value-type="float">
            <text:p>-0.825772958324505</text:p>
          </table:table-cell>
          <table:table-cell office:value-type="float" office:value="-0.253310312206115" calcext:value-type="float">
            <text:p>-0.253310312206115</text:p>
          </table:table-cell>
          <table:table-cell office:value-type="float" office:value="0.070736345093651" calcext:value-type="float">
            <text:p>0.070736345093651</text:p>
          </table:table-cell>
        </table:table-row>
        <table:table-row table:style-name="ro1">
          <table:table-cell/>
          <table:table-cell office:value-type="float" office:value="-0.839846" calcext:value-type="float">
            <text:p>-0.839846</text:p>
          </table:table-cell>
          <table:table-cell office:value-type="float" office:value="-0.253887" calcext:value-type="float">
            <text:p>-0.2538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09T14:33:48.082403804</dc:date>
    <meta:editing-duration>PT5M14S</meta:editing-duration>
    <meta:editing-cycles>1</meta:editing-cycles>
    <meta:document-statistic meta:table-count="1" meta:cell-count="25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59cm" svg:y="0.316cm" chart:style-name="ch2">
          <text:p>Obstacle Position Estimation</text:p>
        </chart:title>
        <chart:subtitle svg:x="6.686cm" svg:y="1.275cm" chart:style-name="ch3">
          <text:p>Experiment 12</text:p>
        </chart:subtitle>
        <chart:legend chart:legend-position="end" svg:x="13.737cm" svg:y="3.952cm" style:legend-expansion="high" chart:style-name="ch4"/>
        <chart:plot-area chart:style-name="ch5" table:cell-range-address="experiment_centers_12.B1:experiment_centers_12.C6 experiment_centers_12.C7:experiment_centers_12.C7" svg:x="0.306cm" svg:y="1.887cm" svg:width="12.085cm" svg:height="5.7cm">
          <chartooo:coordinate-region svg:x="0.783cm" svg:y="2.086cm" svg:width="11.13cm" svg:height="5.302cm"/>
          <chart:axis chart:dimension="x" chart:name="primary-x" chart:style-name="ch6">
            <chart:title svg:x="5.96cm" svg:y="7.767cm" chart:style-name="ch7">
              <text:p>x [m]</text:p>
            </chart:title>
          </chart:axis>
          <chart:axis chart:dimension="y" chart:name="primary-y" chart:style-name="ch6">
            <chart:title svg:x="0cm" svg:y="5.125cm" chart:style-name="ch8">
              <text:p>y [m]</text:p>
            </chart:title>
            <chart:grid chart:style-name="ch9" chart:class="major"/>
          </chart:axis>
          <chart:series chart:style-name="ch10" chart:values-cell-range-address="experiment_centers_12.C1:experiment_centers_12.C6" chart:class="chart:scatter">
            <chart:domain table:cell-range-address="experiment_centers_12.B1:experiment_centers_12.B6"/>
            <chart:data-point chart:repeated="6"/>
          </chart:series>
          <chart:series chart:style-name="ch11" chart:values-cell-range-address="experiment_centers_12.C7:experiment_centers_12.C7" chart:class="chart:scatter">
            <chart:domain table:cell-range-address="experiment_centers_12.B7:experiment_centers_12.B7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26335154710743">
                <text:p>-0.826335154710743</text:p>
                <draw:g>
                  <svg:desc>experiment_centers_12.B1:experiment_centers_12.B6</svg:desc>
                </draw:g>
              </table:table-cell>
              <table:table-cell office:value-type="float" office:value="-0.252842399577579">
                <text:p>-0.252842399577579</text:p>
                <draw:g>
                  <svg:desc>experiment_centers_12.C1:experiment_centers_12.C6</svg:desc>
                </draw:g>
              </table:table-cell>
              <table:table-cell office:value-type="float" office:value="-0.839846">
                <text:p>-0.839846</text:p>
                <draw:g>
                  <svg:desc>experiment_centers_12.B7:experiment_centers_12.B7</svg:desc>
                </draw:g>
              </table:table-cell>
              <table:table-cell office:value-type="float" office:value="-0.253887">
                <text:p>-0.253887</text:p>
                <draw:g>
                  <svg:desc>experiment_centers_12.C7:experiment_centers_12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25499519891034">
                <text:p>-0.825499519891034</text:p>
              </table:table-cell>
              <table:table-cell office:value-type="float" office:value="-0.252683712862278">
                <text:p>-0.252683712862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25510016871534">
                <text:p>-0.825510016871534</text:p>
              </table:table-cell>
              <table:table-cell office:value-type="float" office:value="-0.254400277319631">
                <text:p>-0.254400277319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826495018916043">
                <text:p>-0.826495018916043</text:p>
              </table:table-cell>
              <table:table-cell office:value-type="float" office:value="-0.252209083359859">
                <text:p>-0.252209083359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825025081233174">
                <text:p>-0.825025081233174</text:p>
              </table:table-cell>
              <table:table-cell office:value-type="float" office:value="-0.254416087911229">
                <text:p>-0.25441608791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25772958324505">
                <text:p>-0.825772958324505</text:p>
              </table:table-cell>
              <table:table-cell office:value-type="float" office:value="-0.253310312206115">
                <text:p>-0.253310312206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